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099cm" fo:margin-left="0cm" fo:margin-top="0cm" fo:margin-bottom="0.3cm" table:align="left" style:writing-mode="lr-tb"/>
    </style:style>
    <style:style style:name="Tabla1.A" style:family="table-column">
      <style:table-column-properties style:column-width="0.706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794cm"/>
    </style:style>
    <style:style style:name="Tabla1.D" style:family="table-column">
      <style:table-column-properties style:column-width="9.2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cm" style:rel-width="100%" fo:margin-top="0cm" fo:margin-bottom="0.3cm" table:align="center" style:writing-mode="lr-tb"/>
    </style:style>
    <style:style style:name="Tabla8.A" style:family="table-column">
      <style:table-column-properties style:column-width="0.706cm" style:rel-column-width="400*"/>
    </style:style>
    <style:style style:name="Tabla8.B" style:family="table-column">
      <style:table-column-properties style:column-width="2.3cm" style:rel-column-width="1304*"/>
    </style:style>
    <style:style style:name="Tabla8.C" style:family="table-column">
      <style:table-column-properties style:column-width="2.794cm" style:rel-column-width="1584*"/>
    </style:style>
    <style:style style:name="Tabla8.D" style:family="table-column">
      <style:table-column-properties style:column-width="9.2cm" style:rel-column-width="521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style:rel-width="100%" fo:margin-top="0cm" fo:margin-bottom="0.3cm" table:align="center" style:writing-mode="lr-tb"/>
    </style:style>
    <style:style style:name="Tabla9.A" style:family="table-column">
      <style:table-column-properties style:column-width="0.706cm" style:rel-column-width="400*"/>
    </style:style>
    <style:style style:name="Tabla9.B" style:family="table-column">
      <style:table-column-properties style:column-width="2.3cm" style:rel-column-width="1304*"/>
    </style:style>
    <style:style style:name="Tabla9.C" style:family="table-column">
      <style:table-column-properties style:column-width="2.794cm" style:rel-column-width="1584*"/>
    </style:style>
    <style:style style:name="Tabla9.D" style:family="table-column">
      <style:table-column-properties style:column-width="9.2cm" style:rel-column-width="521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cm" style:rel-width="100%" fo:margin-top="0cm" fo:margin-bottom="0.3cm" table:align="center" style:writing-mode="lr-tb"/>
    </style:style>
    <style:style style:name="Tabla10.A" style:family="table-column">
      <style:table-column-properties style:column-width="0.706cm" style:rel-column-width="400*"/>
    </style:style>
    <style:style style:name="Tabla10.B" style:family="table-column">
      <style:table-column-properties style:column-width="2.3cm" style:rel-column-width="1304*"/>
    </style:style>
    <style:style style:name="Tabla10.C" style:family="table-column">
      <style:table-column-properties style:column-width="2.794cm" style:rel-column-width="1584*"/>
    </style:style>
    <style:style style:name="Tabla10.D" style:family="table-column">
      <style:table-column-properties style:column-width="9.2cm" style:rel-column-width="521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cm" style:rel-width="100%" fo:margin-top="0cm" fo:margin-bottom="0.3cm" table:align="center" style:writing-mode="lr-tb"/>
    </style:style>
    <style:style style:name="Tabla11.A" style:family="table-column">
      <style:table-column-properties style:column-width="0.706cm" style:rel-column-width="400*"/>
    </style:style>
    <style:style style:name="Tabla11.B" style:family="table-column">
      <style:table-column-properties style:column-width="3.092cm" style:rel-column-width="1753*"/>
    </style:style>
    <style:style style:name="Tabla11.C" style:family="table-column">
      <style:table-column-properties style:column-width="3.505cm" style:rel-column-width="1987*"/>
    </style:style>
    <style:style style:name="Tabla11.D" style:family="table-column">
      <style:table-column-properties style:column-width="7.698cm" style:rel-column-width="4364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7fa4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b440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7fa4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b440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7fa4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b440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3f9b70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77fa40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7b440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7d44f1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9pt" officeooo:rsid="003f9b70" officeooo:paragraph-rsid="003f9b7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7fa40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b4407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77fa40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officeooo:rsid="0071fb44" officeooo:paragraph-rsid="007d44f1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9pt" officeooo:rsid="0077fa40" officeooo:paragraph-rsid="0077fa4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9pt" officeooo:rsid="0073429b" officeooo:paragraph-rsid="0073429b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rsid="007b4407" officeooo:paragraph-rsid="007b4407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7b4407" officeooo:paragraph-rsid="007d44f1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officeooo:rsid="007b4407" officeooo:paragraph-rsid="007f03e2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7baf9b" officeooo:paragraph-rsid="007baf9b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7baf9b" officeooo:paragraph-rsid="007d44f1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7d44f1" officeooo:paragraph-rsid="007d44f1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80c008" officeooo:paragraph-rsid="0080c00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896774" officeooo:paragraph-rsid="00896774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896774" officeooo:paragraph-rsid="008aa31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8b92bf" officeooo:paragraph-rsid="008b92b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8b92bf" officeooo:paragraph-rsid="00940997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8d0396" officeooo:paragraph-rsid="008d0396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8d0396" officeooo:paragraph-rsid="00940997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8f3346" officeooo:paragraph-rsid="008f3346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921c6d" officeooo:paragraph-rsid="00921c6d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8aa31c" officeooo:paragraph-rsid="008aa31c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95fc28" officeooo:paragraph-rsid="0095fc2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921c6d" officeooo:paragraph-rsid="00921c6d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97b405" officeooo:paragraph-rsid="0097b405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9b017d" officeooo:paragraph-rsid="009b017d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9b017d" officeooo:paragraph-rsid="009bf937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officeooo:rsid="009b017d" officeooo:paragraph-rsid="009ef579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9pt" officeooo:rsid="009b017d" officeooo:paragraph-rsid="00a04d23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9pt" officeooo:rsid="009b017d" officeooo:paragraph-rsid="00a231cd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9pt" officeooo:rsid="009ef579" officeooo:paragraph-rsid="009ef579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9pt" officeooo:rsid="00a04d23" officeooo:paragraph-rsid="00a04d23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9pt" officeooo:rsid="00a231cd" officeooo:paragraph-rsid="00a231cd" style:font-size-asian="9pt" style:font-size-complex="9pt"/>
    </style:style>
    <style:style style:name="P52" style:family="paragraph" style:parent-style-name="Enunciado" style:list-style-name="">
      <style:paragraph-properties fo:orphans="2" fo:widows="2"/>
      <style:text-properties fo:font-weight="bold" officeooo:rsid="00123e57" officeooo:paragraph-rsid="007b4407" style:font-weight-asian="bold"/>
    </style:style>
    <style:style style:name="P53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7fa40"/>
    </style:style>
    <style:style style:name="P54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b4407"/>
    </style:style>
    <style:style style:name="P55" style:family="paragraph" style:parent-style-name="Enunciado" style:list-style-name="" style:master-page-name="">
      <style:paragraph-properties fo:orphans="2" fo:widows="2" style:page-number="auto" fo:break-before="auto" fo:break-after="auto" style:writing-mode="lr-tb"/>
      <style:text-properties officeooo:paragraph-rsid="007b4407"/>
    </style:style>
    <style:style style:name="P56" style:family="paragraph" style:parent-style-name="Enunciado" style:list-style-name="WWNum1" style:master-page-name="Standard">
      <style:paragraph-properties style:page-number="auto"/>
      <style:text-properties officeooo:paragraph-rsid="003aa5af"/>
    </style:style>
    <style:style style:name="P57" style:family="paragraph" style:parent-style-name="Enunciado" style:list-style-name="WWNum1">
      <style:paragraph-properties fo:break-before="page"/>
      <style:text-properties officeooo:paragraph-rsid="0077fa40"/>
    </style:style>
    <style:style style:name="P58" style:family="paragraph" style:parent-style-name="Enunciado" style:list-style-name="WWNum1">
      <style:paragraph-properties fo:break-before="page"/>
      <style:text-properties officeooo:paragraph-rsid="007b4407"/>
    </style:style>
    <style:style style:name="P59" style:family="paragraph" style:parent-style-name="Enunciado" style:list-style-name="WWNum1">
      <style:paragraph-properties fo:break-before="page" style:writing-mode="lr-tb"/>
      <style:text-properties officeooo:paragraph-rsid="007b4407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717d50"/>
    </style:style>
    <style:style style:name="T5" style:family="text">
      <style:text-properties fo:font-weight="bold" officeooo:rsid="003aa5af" style:font-weight-asian="bold" style:font-weight-complex="bold"/>
    </style:style>
    <style:style style:name="T6" style:family="text">
      <style:text-properties fo:font-weight="normal" officeooo:rsid="00319aaf" style:font-weight-asian="normal" style:font-weight-complex="normal"/>
    </style:style>
    <style:style style:name="T7" style:family="text">
      <style:text-properties officeooo:rsid="003aa5af"/>
    </style:style>
    <style:style style:name="T8" style:family="text">
      <style:text-properties officeooo:rsid="0071fb44"/>
    </style:style>
    <style:style style:name="T9" style:family="text">
      <style:text-properties officeooo:rsid="0077fa40"/>
    </style:style>
    <style:style style:name="T10" style:family="text">
      <style:text-properties officeooo:rsid="0079715f"/>
    </style:style>
    <style:style style:name="T11" style:family="text">
      <style:text-properties officeooo:rsid="007b4407"/>
    </style:style>
    <style:style style:name="T12" style:family="text">
      <style:text-properties officeooo:rsid="007baf9b"/>
    </style:style>
    <style:style style:name="T13" style:family="text">
      <style:text-properties officeooo:rsid="007d44f1"/>
    </style:style>
    <style:style style:name="T14" style:family="text">
      <style:text-properties officeooo:rsid="007f03e2"/>
    </style:style>
    <style:style style:name="T15" style:family="text">
      <style:text-properties officeooo:rsid="008aa31c"/>
    </style:style>
    <style:style style:name="T16" style:family="text">
      <style:text-properties officeooo:rsid="008f3346"/>
    </style:style>
    <style:style style:name="T17" style:family="text">
      <style:text-properties officeooo:rsid="00994339"/>
    </style:style>
    <style:style style:name="T18" style:family="text">
      <style:text-properties officeooo:rsid="00998691"/>
    </style:style>
    <style:style style:name="T19" style:family="text">
      <style:text-properties officeooo:rsid="009bf937"/>
    </style:style>
    <style:style style:name="T20" style:family="text">
      <style:text-properties officeooo:rsid="009ef579"/>
    </style:style>
    <style:style style:name="T21" style:family="text">
      <style:text-properties officeooo:rsid="00a04d23"/>
    </style:style>
    <style:style style:name="T22" style:family="text">
      <style:text-properties officeooo:rsid="00a231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87958019887316987" text:style-name="WWNum1">
        <text:list-item>
          <text:p text:style-name="P56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#</text:p>
          </table:table-cell>
          <table:table-cell table:style-name="Tabla1.A1" office:value-type="string">
            <text:p text:style-name="P6">Inicial</text:p>
          </table:table-cell>
          <table:table-cell table:style-name="Tabla1.A1" office:value-type="string">
            <text:p text:style-name="P6">Final</text:p>
          </table:table-cell>
          <table:table-cell table:style-name="Tabla1.D1" office:value-type="string">
            <text:p text:style-name="P9">Código</text:p>
          </table:table-cell>
        </table:table-row>
        <table:table-row>
          <table:table-cell table:style-name="Tabla1.A2" office:value-type="string">
            <text:p text:style-name="P17">1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D2" office:value-type="string">
            <text:p text:style-name="P32">String.format("Paquidermo")</text:p>
          </table:table-cell>
        </table:table-row>
        <table:table-row>
          <table:table-cell table:style-name="Tabla1.A2" office:value-type="string">
            <text:p text:style-name="P17">2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 <text:s/>Paquidermo"</text:p>
          </table:table-cell>
          <table:table-cell table:style-name="Tabla1.D2" office:value-type="string">
            <text:p text:style-name="P32">String.format("%12s", "Paquidermo")</text:p>
          </table:table-cell>
        </table:table-row>
        <table:table-row>
          <table:table-cell table:style-name="Tabla1.A2" office:value-type="string">
            <text:p text:style-name="P17">3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dermo <text:s/>"</text:p>
          </table:table-cell>
          <table:table-cell table:style-name="Tabla1.D2" office:value-type="string">
            <text:p text:style-name="P33">String.format("%12s", "Paquidermo")</text:p>
          </table:table-cell>
        </table:table-row>
        <table:table-row>
          <table:table-cell table:style-name="Tabla1.A2" office:value-type="string">
            <text:p text:style-name="P17">4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"</text:p>
          </table:table-cell>
          <table:table-cell table:style-name="Tabla1.D2" office:value-type="string">
            <text:p text:style-name="P33">String.format("%s", "Paquidermo".<text:span text:style-name="T15">subString(0, d</text:span>)</text:p>
          </table:table-cell>
        </table:table-row>
        <table:table-row>
          <table:table-cell table:style-name="Tabla1.A2" office:value-type="string">
            <text:p text:style-name="P20">5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dermo"</text:p>
          </table:table-cell>
          <table:table-cell table:style-name="Tabla1.D2" office:value-type="string">
            <text:p text:style-name="P40">String.format(("Paquidermo").substring(0, 5));</text:p>
            <text:p text:style-name="P41">n/d</text:p>
          </table:table-cell>
        </table:table-row>
        <table:table-row>
          <table:table-cell table:style-name="Tabla1.A2" office:value-type="string">
            <text:p text:style-name="P17">6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 <text:s text:c="4"/>Paqui"</text:p>
          </table:table-cell>
          <table:table-cell table:style-name="Tabla1.D2" office:value-type="string">
            <text:p text:style-name="P34">String.format("%10.5s", "Paquidermo");</text:p>
            <text:p text:style-name="P36">String.format("%10s", ("Paquidermo").substring(0, 5));</text:p>
          </table:table-cell>
        </table:table-row>
        <table:table-row>
          <table:table-cell table:style-name="Tabla1.A2" office:value-type="string">
            <text:p text:style-name="P17">7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 <text:s text:c="4"/>"</text:p>
          </table:table-cell>
          <table:table-cell table:style-name="Tabla1.D2" office:value-type="string">
            <text:p text:style-name="P35">String.format("%-10.5s", "Paquidermo");</text:p>
            <text:p text:style-name="P37">String.format("%-10s", ("Paquidermo").substring(0, 5));</text:p>
          </table:table-cell>
        </table:table-row>
        <table:table-row>
          <table:table-cell table:style-name="Tabla1.A2" office:value-type="string">
            <text:p text:style-name="P17">8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DERMO"</text:p>
          </table:table-cell>
          <table:table-cell table:style-name="Tabla1.D2" office:value-type="string">
            <text:p text:style-name="P38">String.format("%S", "Paquidermo");</text:p>
            <text:p text:style-name="P39">String.format("%s", (<text:span text:style-name="T16">"Paquidermo"</text:span>).toUpperCase());</text:p>
          </table:table-cell>
        </table:table-row>
        <table:table-row>
          <table:table-cell table:style-name="Tabla1.A2" office:value-type="string">
            <text:p text:style-name="P24">9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dermo"</text:p>
          </table:table-cell>
          <table:table-cell table:style-name="Tabla1.D2" office:value-type="string">
            <text:p text:style-name="P39">String.format("%s", (<text:span text:style-name="T16">"Paquidermo"</text:span>).toLowerCase());</text:p>
            <text:p text:style-name="P41">n/d</text:p>
          </table:table-cell>
        </table:table-row>
        <table:table-row>
          <table:table-cell table:style-name="Tabla1.A2" office:value-type="string">
            <text:p text:style-name="P23">10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moderquipa"</text:p>
          </table:table-cell>
          <table:table-cell table:style-name="Tabla1.D2" office:value-type="string">
            <text:p text:style-name="P41">n/d</text:p>
          </table:table-cell>
        </table:table-row>
      </table:table>
      <text:p text:style-name="P53"/>
      <text:list xml:id="list90457308716023" text:continue-numbering="true" text:style-name="WWNum1">
        <text:list-item>
          <text:p text:style-name="P57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4">#</text:p>
          </table:table-cell>
          <table:table-cell table:style-name="Tabla8.A1" office:value-type="string">
            <text:p text:style-name="P7">Inicial</text:p>
          </table:table-cell>
          <table:table-cell table:style-name="Tabla8.A1" office:value-type="string">
            <text:p text:style-name="P7">Final</text:p>
          </table:table-cell>
          <table:table-cell table:style-name="Tabla8.D1" office:value-type="string">
            <text:p text:style-name="P10">Código</text:p>
          </table:table-cell>
        </table:table-row>
        <table:table-row>
          <table:table-cell table:style-name="Tabla8.A2" office:value-type="string">
            <text:p text:style-name="P18">1</text:p>
          </table:table-cell>
          <table:table-cell table:style-name="Tabla8.B2" office:value-type="string">
            <text:p text:style-name="P23">123456</text:p>
          </table:table-cell>
          <table:table-cell table:style-name="Tabla8.B2" office:value-type="string">
            <text:p text:style-name="P13">"<text:span text:style-name="T9">123456</text:span>"</text:p>
          </table:table-cell>
          <table:table-cell table:style-name="Tabla8.D2" office:value-type="string">
            <text:p text:style-name="P44">String.format("%d", 12345<text:span text:style-name="T19">6</text:span>)</text:p>
          </table:table-cell>
        </table:table-row>
        <table:table-row>
          <table:table-cell table:style-name="Tabla8.A2" office:value-type="string">
            <text:p text:style-name="P18">2</text:p>
          </table:table-cell>
          <table:table-cell table:style-name="Tabla8.B2" office:value-type="string">
            <text:p text:style-name="P23">123456</text:p>
          </table:table-cell>
          <table:table-cell table:style-name="Tabla8.B2" office:value-type="string">
            <text:p text:style-name="P13">" <text:s/><text:span text:style-name="T9">123456</text:span>"</text:p>
          </table:table-cell>
          <table:table-cell table:style-name="Tabla8.D2" office:value-type="string">
            <text:p text:style-name="P44">String.format("%.8d", 12345<text:span text:style-name="T19">6</text:span>)</text:p>
          </table:table-cell>
        </table:table-row>
        <table:table-row>
          <table:table-cell table:style-name="Tabla8.A2" office:value-type="string">
            <text:p text:style-name="P18">3</text:p>
          </table:table-cell>
          <table:table-cell table:style-name="Tabla8.B2" office:value-type="string">
            <text:p text:style-name="P23">123456</text:p>
          </table:table-cell>
          <table:table-cell table:style-name="Tabla8.B2" office:value-type="string">
            <text:p text:style-name="P13">"<text:span text:style-name="T9">00123456</text:span>"</text:p>
          </table:table-cell>
          <table:table-cell table:style-name="Tabla8.D2" office:value-type="string">
            <text:p text:style-name="P44">String.format("%08d", 12345<text:span text:style-name="T19">6</text:span>)</text:p>
          </table:table-cell>
        </table:table-row>
        <table:table-row>
          <table:table-cell table:style-name="Tabla8.A2" office:value-type="string">
            <text:p text:style-name="P18">4</text:p>
          </table:table-cell>
          <table:table-cell table:style-name="Tabla8.B2" office:value-type="string">
            <text:p text:style-name="P23">123456</text:p>
          </table:table-cell>
          <table:table-cell table:style-name="Tabla8.B2" office:value-type="string">
            <text:p text:style-name="P13">"<text:span text:style-name="T9">123456 <text:s/></text:span>"</text:p>
          </table:table-cell>
          <table:table-cell table:style-name="Tabla8.D2" office:value-type="string">
            <text:p text:style-name="P44">String.format("%-8d", 12345<text:span text:style-name="T19">6</text:span>)</text:p>
          </table:table-cell>
        </table:table-row>
        <table:table-row>
          <table:table-cell table:style-name="Tabla8.A2" office:value-type="string">
            <text:p text:style-name="P21">5</text:p>
          </table:table-cell>
          <table:table-cell table:style-name="Tabla8.B2" office:value-type="string">
            <text:p text:style-name="P23">123456</text:p>
          </table:table-cell>
          <table:table-cell table:style-name="Tabla8.B2" office:value-type="string">
            <text:p text:style-name="P13">"<text:span text:style-name="T9">123</text:span>"</text:p>
          </table:table-cell>
          <table:table-cell table:style-name="Tabla8.D2" office:value-type="string">
            <text:p text:style-name="P45">String.format("%.<text:span text:style-name="T19">3s</text:span>", 12345<text:span text:style-name="T19">6</text:span>)</text:p>
            <text:p text:style-name="P43"><text:span text:style-name="T18">n</text:span>/d</text:p>
          </table:table-cell>
        </table:table-row>
        <table:table-row>
          <table:table-cell table:style-name="Tabla8.A2" office:value-type="string">
            <text:p text:style-name="P18">6</text:p>
          </table:table-cell>
          <table:table-cell table:style-name="Tabla8.B2" office:value-type="string">
            <text:p text:style-name="P23">123456</text:p>
          </table:table-cell>
          <table:table-cell table:style-name="Tabla8.B2" office:value-type="string">
            <text:p text:style-name="P13">"<text:span text:style-name="T9">456</text:span>"</text:p>
          </table:table-cell>
          <table:table-cell table:style-name="Tabla8.D2" office:value-type="string">
            <text:p text:style-name="P43"><text:span text:style-name="T17">n</text:span>/d</text:p>
          </table:table-cell>
        </table:table-row>
        <table:table-row>
          <table:table-cell table:style-name="Tabla8.A2" office:value-type="string">
            <text:p text:style-name="P18">7</text:p>
          </table:table-cell>
          <table:table-cell table:style-name="Tabla8.B2" office:value-type="string">
            <text:p text:style-name="P23">123456</text:p>
          </table:table-cell>
          <table:table-cell table:style-name="Tabla8.B2" office:value-type="string">
            <text:p text:style-name="P13">"<text:span text:style-name="T10">654321</text:span>"</text:p>
          </table:table-cell>
          <table:table-cell table:style-name="Tabla8.D2" office:value-type="string">
            <text:p text:style-name="P43">n/d</text:p>
          </table:table-cell>
        </table:table-row>
      </table:table>
      <text:p text:style-name="P54"/>
      <text:list xml:id="list90457827972945" text:continue-numbering="true" text:style-name="WWNum1">
        <text:list-item>
          <text:p text:style-name="P58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5">#</text:p>
          </table:table-cell>
          <table:table-cell table:style-name="Tabla9.A1" office:value-type="string">
            <text:p text:style-name="P8">Inicial</text:p>
          </table:table-cell>
          <table:table-cell table:style-name="Tabla9.A1" office:value-type="string">
            <text:p text:style-name="P8">Final</text:p>
          </table:table-cell>
          <table:table-cell table:style-name="Tabla9.D1" office:value-type="string">
            <text:p text:style-name="P11">Código</text:p>
          </table:table-cell>
        </table:table-row>
        <table:table-row>
          <table:table-cell table:style-name="Tabla9.A2" office:value-type="string">
            <text:p text:style-name="P19">1</text:p>
          </table:table-cell>
          <table:table-cell table:style-name="Tabla9.B2" office:value-type="string">
            <text:p text:style-name="P25"><text:span text:style-name="T12">'</text:span>a<text:span text:style-name="T12">'</text:span></text:p>
          </table:table-cell>
          <table:table-cell table:style-name="Tabla9.B2" office:value-type="string">
            <text:p text:style-name="P14">"<text:span text:style-name="T12">a</text:span>"</text:p>
          </table:table-cell>
          <table:table-cell table:style-name="Tabla9.D2" office:value-type="string">
            <text:p text:style-name="P46">String.format("%<text:span text:style-name="T20">c</text:span>", '<text:span text:style-name="T20">a'</text:span>)</text:p>
          </table:table-cell>
        </table:table-row>
        <table:table-row>
          <table:table-cell table:style-name="Tabla9.A2" office:value-type="string">
            <text:p text:style-name="P19">2</text:p>
          </table:table-cell>
          <table:table-cell table:style-name="Tabla9.B2" office:value-type="string">
            <text:p text:style-name="P25">'<text:span text:style-name="T12">a</text:span>'</text:p>
          </table:table-cell>
          <table:table-cell table:style-name="Tabla9.B2" office:value-type="string">
            <text:p text:style-name="P14">" <text:s/><text:span text:style-name="T12">a</text:span>"</text:p>
          </table:table-cell>
          <table:table-cell table:style-name="Tabla9.D2" office:value-type="string">
            <text:p text:style-name="P46">String.format("%<text:span text:style-name="T20">3c</text:span>", '<text:span text:style-name="T20">a'</text:span>)</text:p>
          </table:table-cell>
        </table:table-row>
        <table:table-row>
          <table:table-cell table:style-name="Tabla9.A2" office:value-type="string">
            <text:p text:style-name="P19">3</text:p>
          </table:table-cell>
          <table:table-cell table:style-name="Tabla9.B2" office:value-type="string">
            <text:p text:style-name="P25">'<text:span text:style-name="T12">a</text:span>'</text:p>
          </table:table-cell>
          <table:table-cell table:style-name="Tabla9.B2" office:value-type="string">
            <text:p text:style-name="P14">"<text:span text:style-name="T12">a <text:s/></text:span>"</text:p>
          </table:table-cell>
          <table:table-cell table:style-name="Tabla9.D2" office:value-type="string">
            <text:p text:style-name="P46">String.format("%-<text:span text:style-name="T20">3c</text:span>", '<text:span text:style-name="T20">a'</text:span>)</text:p>
          </table:table-cell>
        </table:table-row>
        <table:table-row>
          <table:table-cell table:style-name="Tabla9.A2" office:value-type="string">
            <text:p text:style-name="P28">4</text:p>
          </table:table-cell>
          <table:table-cell table:style-name="Tabla9.B2" office:value-type="string">
            <text:p text:style-name="P25">'<text:span text:style-name="T12">a</text:span>'</text:p>
          </table:table-cell>
          <table:table-cell table:style-name="Tabla9.B2" office:value-type="string">
            <text:p text:style-name="P14">"<text:span text:style-name="T12">A</text:span>"</text:p>
          </table:table-cell>
          <table:table-cell table:style-name="Tabla9.D2" office:value-type="string">
            <text:p text:style-name="P46">String.format("%<text:span text:style-name="T20">C</text:span>", '<text:span text:style-name="T20">a'</text:span>)</text:p>
          </table:table-cell>
        </table:table-row>
        <table:table-row>
          <table:table-cell table:style-name="Tabla9.A2" office:value-type="string">
            <text:p text:style-name="P28">5</text:p>
          </table:table-cell>
          <table:table-cell table:style-name="Tabla9.B2" office:value-type="string">
            <text:p text:style-name="P25">'<text:span text:style-name="T12">a</text:span>'</text:p>
          </table:table-cell>
          <table:table-cell table:style-name="Tabla9.B2" office:value-type="string">
            <text:p text:style-name="P14">"<text:span text:style-name="T12">97</text:span>"</text:p>
          </table:table-cell>
          <table:table-cell table:style-name="Tabla9.D2" office:value-type="string">
            <text:p text:style-name="P49">n/d</text:p>
          </table:table-cell>
        </table:table-row>
      </table:table>
      <text:p text:style-name="P54"/>
      <text:list xml:id="list90457785383804" text:continue-numbering="true" text:style-name="WWNum1">
        <text:list-item>
          <text:p text:style-name="P58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5">#</text:p>
          </table:table-cell>
          <table:table-cell table:style-name="Tabla10.A1" office:value-type="string">
            <text:p text:style-name="P8">Inicial</text:p>
          </table:table-cell>
          <table:table-cell table:style-name="Tabla10.A1" office:value-type="string">
            <text:p text:style-name="P8">Final</text:p>
          </table:table-cell>
          <table:table-cell table:style-name="Tabla10.D1" office:value-type="string">
            <text:p text:style-name="P11">Código</text:p>
          </table:table-cell>
        </table:table-row>
        <table:table-row>
          <table:table-cell table:style-name="Tabla10.A2" office:value-type="string">
            <text:p text:style-name="P19">1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14">"<text:span text:style-name="T11">true</text:span>"</text:p>
          </table:table-cell>
          <table:table-cell table:style-name="Tabla10.D2" office:value-type="string">
            <text:p text:style-name="P47">String.format("%<text:span text:style-name="T21">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19">2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14">" <text:s/><text:span text:style-name="T11">true</text:span>"</text:p>
          </table:table-cell>
          <table:table-cell table:style-name="Tabla10.D2" office:value-type="string">
            <text:p text:style-name="P47">String.format("%<text:span text:style-name="T21">6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19">3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14">"<text:span text:style-name="T11">true <text:s/></text:span>"</text:p>
          </table:table-cell>
          <table:table-cell table:style-name="Tabla10.D2" office:value-type="string">
            <text:p text:style-name="P47">String.format("%-<text:span text:style-name="T21">6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25">4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14">"<text:span text:style-name="T11">true <text:s/></text:span>"</text:p>
          </table:table-cell>
          <table:table-cell table:style-name="Tabla10.D2" office:value-type="string">
            <text:p text:style-name="P47">String.format("%-<text:span text:style-name="T21">6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25">5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25">"tr"</text:p>
          </table:table-cell>
          <table:table-cell table:style-name="Tabla10.D2" office:value-type="string">
            <text:p text:style-name="P47">String.format("%.<text:span text:style-name="T21">2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25">6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25">" <text:s/>tr"</text:p>
          </table:table-cell>
          <table:table-cell table:style-name="Tabla10.D2" office:value-type="string">
            <text:p text:style-name="P47">String.format("%<text:span text:style-name="T21">4.2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25">7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25">"tr <text:s/>"</text:p>
          </table:table-cell>
          <table:table-cell table:style-name="Tabla10.D2" office:value-type="string">
            <text:p text:style-name="P47">String.format("%-<text:span text:style-name="T21">4.2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28">8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25">"<text:span text:style-name="T12">TRUE</text:span>"</text:p>
          </table:table-cell>
          <table:table-cell table:style-name="Tabla10.D2" office:value-type="string">
            <text:p text:style-name="P47">String.format("%<text:span text:style-name="T21">B</text:span>", <text:span text:style-name="T21">true</text:span>)</text:p>
          </table:table-cell>
        </table:table-row>
        <table:table-row>
          <table:table-cell table:style-name="Tabla10.A2" office:value-type="string">
            <text:p text:style-name="P28">9</text:p>
          </table:table-cell>
          <table:table-cell table:style-name="Tabla10.B2" office:value-type="string">
            <text:p text:style-name="P25">true</text:p>
          </table:table-cell>
          <table:table-cell table:style-name="Tabla10.B2" office:value-type="string">
            <text:p text:style-name="P25">"<text:span text:style-name="T12">eurt</text:span>"</text:p>
          </table:table-cell>
          <table:table-cell table:style-name="Tabla10.D2" office:value-type="string">
            <text:p text:style-name="P50">n/d</text:p>
          </table:table-cell>
        </table:table-row>
      </table:table>
      <text:p text:style-name="P55"/>
      <text:list xml:id="list90459291626858" text:continue-numbering="true" text:style-name="WWNum1">
        <text:list-item>
          <text:p text:style-name="P59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5">#</text:p>
          </table:table-cell>
          <table:table-cell table:style-name="Tabla11.A1" office:value-type="string">
            <text:p text:style-name="P8">Inicial</text:p>
          </table:table-cell>
          <table:table-cell table:style-name="Tabla11.A1" office:value-type="string">
            <text:p text:style-name="P8">Final</text:p>
          </table:table-cell>
          <table:table-cell table:style-name="Tabla11.D1" office:value-type="string">
            <text:p text:style-name="P11">Código</text:p>
          </table:table-cell>
        </table:table-row>
        <table:table-row>
          <table:table-cell table:style-name="Tabla11.A2" office:value-type="string">
            <text:p text:style-name="P19">1</text:p>
          </table:table-cell>
          <table:table-cell table:style-name="Tabla11.B2" office:value-type="string">
            <text:p text:style-name="P28">12345678.9</text:p>
          </table:table-cell>
          <table:table-cell table:style-name="Tabla11.B2" office:value-type="string">
            <text:p text:style-name="P15">"<text:span text:style-name="T13">12345678,900000</text:span>"</text:p>
          </table:table-cell>
          <table:table-cell table:style-name="Tabla11.D2" office:value-type="string">
            <text:p text:style-name="P48">String.format("%<text:span text:style-name="T22">f</text:span>", <text:span text:style-name="T13">12345678.9</text:span>)</text:p>
          </table:table-cell>
        </table:table-row>
        <table:table-row>
          <table:table-cell table:style-name="Tabla11.A2" office:value-type="string">
            <text:p text:style-name="P19">2</text:p>
          </table:table-cell>
          <table:table-cell table:style-name="Tabla11.B2" office:value-type="string">
            <text:p text:style-name="P28">12345678.9</text:p>
          </table:table-cell>
          <table:table-cell table:style-name="Tabla11.B2" office:value-type="string">
            <text:p text:style-name="P15">"<text:span text:style-name="T13">1,234568e+07</text:span>"</text:p>
          </table:table-cell>
          <table:table-cell table:style-name="Tabla11.D2" office:value-type="string">
            <text:p text:style-name="P48">String.format("%<text:span text:style-name="T22">e</text:span>", <text:span text:style-name="T13">12345678.9</text:span>)</text:p>
          </table:table-cell>
        </table:table-row>
        <table:table-row>
          <table:table-cell table:style-name="Tabla11.A2" office:value-type="string">
            <text:p text:style-name="P19">3</text:p>
          </table:table-cell>
          <table:table-cell table:style-name="Tabla11.B2" office:value-type="string">
            <text:p text:style-name="P28">12345678.9</text:p>
          </table:table-cell>
          <table:table-cell table:style-name="Tabla11.B2" office:value-type="string">
            <text:p text:style-name="P15">"<text:span text:style-name="T13">1,23457e+07</text:span>"</text:p>
          </table:table-cell>
          <table:table-cell table:style-name="Tabla11.D2" office:value-type="string">
            <text:p text:style-name="P48">String.format("%<text:span text:style-name="T22">g</text:span>", <text:span text:style-name="T13">12345678.9</text:span>)</text:p>
          </table:table-cell>
        </table:table-row>
        <table:table-row>
          <table:table-cell table:style-name="Tabla11.A2" office:value-type="string">
            <text:p text:style-name="P25">4</text:p>
          </table:table-cell>
          <table:table-cell table:style-name="Tabla11.B2" office:value-type="string">
            <text:p text:style-name="P30">1.23456789</text:p>
          </table:table-cell>
          <table:table-cell table:style-name="Tabla11.B2" office:value-type="string">
            <text:p text:style-name="P15">"<text:span text:style-name="T13">1,234568</text:span>"</text:p>
          </table:table-cell>
          <table:table-cell table:style-name="Tabla11.D2" office:value-type="string">
            <text:p text:style-name="P48">String.format("%<text:span text:style-name="T22">f</text:span>", <text:span text:style-name="T13">1.23456789</text:span>)</text:p>
          </table:table-cell>
        </table:table-row>
        <table:table-row>
          <table:table-cell table:style-name="Tabla11.A2" office:value-type="string">
            <text:p text:style-name="P25">5</text:p>
          </table:table-cell>
          <table:table-cell table:style-name="Tabla11.B2" office:value-type="string">
            <text:p text:style-name="P30">1.23456789</text:p>
          </table:table-cell>
          <table:table-cell table:style-name="Tabla11.B2" office:value-type="string">
            <text:p text:style-name="P26">"<text:span text:style-name="T13">1,234568e+00</text:span>"</text:p>
          </table:table-cell>
          <table:table-cell table:style-name="Tabla11.D2" office:value-type="string">
            <text:p text:style-name="P48">String.format("%<text:span text:style-name="T22">e</text:span>", <text:span text:style-name="T13">1.23456789</text:span>)</text:p>
          </table:table-cell>
        </table:table-row>
        <table:table-row>
          <table:table-cell table:style-name="Tabla11.A2" office:value-type="string">
            <text:p text:style-name="P25">6</text:p>
          </table:table-cell>
          <table:table-cell table:style-name="Tabla11.B2" office:value-type="string">
            <text:p text:style-name="P30">1.23456789</text:p>
          </table:table-cell>
          <table:table-cell table:style-name="Tabla11.B2" office:value-type="string">
            <text:p text:style-name="P26">"<text:span text:style-name="T13">1,23457</text:span>"</text:p>
          </table:table-cell>
          <table:table-cell table:style-name="Tabla11.D2" office:value-type="string">
            <text:p text:style-name="P48">String.format("%<text:span text:style-name="T22">g</text:span>", <text:span text:style-name="T13">1.23456789</text:span>)</text:p>
          </table:table-cell>
        </table:table-row>
        <table:table-row>
          <table:table-cell table:style-name="Tabla11.A2" office:value-type="string">
            <text:p text:style-name="P25">7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6">"<text:span text:style-name="T12">12345,68</text:span>"</text:p>
          </table:table-cell>
          <table:table-cell table:style-name="Tabla11.D2" office:value-type="string">
            <text:p text:style-name="P48">String.format("%.<text:span text:style-name="T22">2f</text:span>", <text:span text:style-name="T13">12345.6789</text:span>)</text:p>
          </table:table-cell>
        </table:table-row>
        <table:table-row>
          <table:table-cell table:style-name="Tabla11.A2" office:value-type="string">
            <text:p text:style-name="P28">8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7">"<text:span text:style-name="T14"> <text:s/>12345,68</text:span>"</text:p>
          </table:table-cell>
          <table:table-cell table:style-name="Tabla11.D2" office:value-type="string">
            <text:p text:style-name="P48">String.format("%<text:span text:style-name="T22">10</text:span>.<text:span text:style-name="T22">2f</text:span>", <text:span text:style-name="T13">12345.6789</text:span>)</text:p>
          </table:table-cell>
        </table:table-row>
        <table:table-row>
          <table:table-cell table:style-name="Tabla11.A2" office:value-type="string">
            <text:p text:style-name="P28">9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7">"<text:span text:style-name="T14">0012345,68</text:span>"</text:p>
          </table:table-cell>
          <table:table-cell table:style-name="Tabla11.D2" office:value-type="string">
            <text:p text:style-name="P48">String.format("%<text:span text:style-name="T22">010</text:span>.<text:span text:style-name="T22">2f</text:span>", <text:span text:style-name="T13">12345.6789</text:span>)</text:p>
          </table:table-cell>
        </table:table-row>
        <table:table-row>
          <table:table-cell table:style-name="Tabla11.A2" office:value-type="string">
            <text:p text:style-name="P31">10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7">"<text:span text:style-name="T14">12345,68 <text:s/></text:span>"</text:p>
          </table:table-cell>
          <table:table-cell table:style-name="Tabla11.D2" office:value-type="string">
            <text:p text:style-name="P48">String.format("%-<text:span text:style-name="T22">10</text:span>.<text:span text:style-name="T22">2f</text:span>", <text:span text:style-name="T13">12345.6789</text:span>)</text:p>
          </table:table-cell>
        </table:table-row>
        <table:table-row>
          <table:table-cell table:style-name="Tabla11.A2" office:value-type="string">
            <text:p text:style-name="P31">11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7">" <text:s text:c="4"/><text:span text:style-name="T14">12346</text:span>"</text:p>
          </table:table-cell>
          <table:table-cell table:style-name="Tabla11.D2" office:value-type="string">
            <text:p text:style-name="P48">String.format("%<text:span text:style-name="T22">10</text:span>.<text:span text:style-name="T22">0f</text:span>", <text:span text:style-name="T13">12345.6789</text:span>)</text:p>
          </table:table-cell>
        </table:table-row>
        <table:table-row>
          <table:table-cell table:style-name="Tabla11.A2" office:value-type="string">
            <text:p text:style-name="P31">12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7">"<text:span text:style-name="T14">0000012346</text:span>"</text:p>
          </table:table-cell>
          <table:table-cell table:style-name="Tabla11.D2" office:value-type="string">
            <text:p text:style-name="P48">String.format("%<text:span text:style-name="T22">010</text:span>.<text:span text:style-name="T22">0f</text:span>", <text:span text:style-name="T13">12345.6789</text:span>)</text:p>
          </table:table-cell>
        </table:table-row>
        <table:table-row>
          <table:table-cell table:style-name="Tabla11.A2" office:value-type="string">
            <text:p text:style-name="P31">13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7">"<text:span text:style-name="T14">12346 <text:s text:c="4"/></text:span>"</text:p>
          </table:table-cell>
          <table:table-cell table:style-name="Tabla11.D2" office:value-type="string">
            <text:p text:style-name="P48">String.format("%-<text:span text:style-name="T22">10</text:span>.<text:span text:style-name="T22">0f</text:span>", <text:span text:style-name="T13">12345.6789</text:span>)</text:p>
          </table:table-cell>
        </table:table-row>
        <table:table-row>
          <table:table-cell table:style-name="Tabla11.A2" office:value-type="string">
            <text:p text:style-name="P31">14</text:p>
          </table:table-cell>
          <table:table-cell table:style-name="Tabla11.B2" office:value-type="string">
            <text:p text:style-name="P29">12345.6789</text:p>
          </table:table-cell>
          <table:table-cell table:style-name="Tabla11.B2" office:value-type="string">
            <text:p text:style-name="P27">"<text:span text:style-name="T14">6789</text:span>"</text:p>
          </table:table-cell>
          <table:table-cell table:style-name="Tabla11.D2" office:value-type="string">
            <text:p text:style-name="P51">n/d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717d50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4</text:span><text:tab/><text:span text:style-name="MT3">Conversión – </text:span><text:span text:style-name="MT4">Formato</text:span></text:p>
      </style:header>
      <style:footer>
        <text:p text:style-name="MP2">Página <text:page-number text:select-page="current">4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82</meta:editing-cycles>
    <meta:print-date>2011-11-17T09:27:00</meta:print-date>
    <meta:creation-date>2011-11-10T22:43:00</meta:creation-date>
    <dc:date>2017-01-23T09:00:19.973000000</dc:date>
    <meta:editing-duration>PT4H48M49S</meta:editing-duration>
    <meta:generator>LibreOffice/5.2.1.2$Windows_x86 LibreOffice_project/31dd62db80d4e60af04904455ec9c9219178d620</meta:generator>
    <meta:document-statistic meta:table-count="5" meta:image-count="0" meta:object-count="0" meta:page-count="5" meta:paragraph-count="213" meta:word-count="442" meta:character-count="3444" meta:non-whitespace-character-count="31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